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Standard">
      <style:paragraph-properties fo:text-align="justify" style:justify-single-word="false"/>
      <style:text-properties style:font-name="Arial" fo:font-size="12pt" style:font-size-asian="12pt" style:font-size-complex="12pt"/>
    </style:style>
    <style:style style:name="P3" style:family="paragraph" style:parent-style-name="Standard">
      <style:paragraph-properties fo:text-align="justify" style:justify-single-word="false"/>
      <style:text-properties style:font-name="Arial" fo:font-weight="bold" style:font-weight-asian="bold" style:font-weight-complex="bold"/>
    </style:style>
    <style:style style:name="P4" style:family="paragraph" style:parent-style-name="Standard">
      <style:paragraph-properties fo:text-align="justify" style:justify-single-word="false"/>
      <style:text-properties style:font-name="Arial" fo:font-weight="normal" style:font-weight-asian="normal" style:font-weight-complex="normal"/>
    </style:style>
    <style:style style:name="P5"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Arial"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ucas Pereira Da Silva - 10100754</text:p>
      <text:p text:style-name="P5"/>
      <text:p text:style-name="P5"/>
      <text:p text:style-name="P2"><text:span text:style-name="T1">Questão 1</text:span>: </text:p>
      <text:p text:style-name="P1"/>
      <text:p text:style-name="P1">Entra as tarefas mais importantes de um DBA considero que estão o <text:span text:style-name="T3">monitoramento de desempenho</text:span> e a <text:span text:style-name="T3">definição de estratégias de backup</text:span>. Cada uma dessas duas tarefas estão ligadas com outras duas tarefas, também muito importantes. Essas outras duas tarefas são: <text:span text:style-name="T2">melhoria de desempenho</text:span> e <text:span text:style-name="T2">definição de estratégias de recuperação de dados</text:span>. </text:p>
      <text:p text:style-name="P1"/>
      <text:p text:style-name="P1">Citei o monitoramento de desempenho e a definição de estratégias de backup como mais importante, pois no caso do monitoramento de desempenho, é ele que irá apontar a necessidade ou não de uma melhoria de desempenho no banco de dados. Já a tarefa de definição de estratégias de backup foi citada como uma das mais importantes, pois se ela for bem feita evita que seja necessário recorrer as estratégias definidas para recuperação de dados.</text:p>
      <text:p text:style-name="P1"/>
      <text:p text:style-name="P1">Adiciona-se ainda o fato de que no caso do monitoramento de desempenho, ele é uma tarefa importante, pois determina a qualidade do sistema e determina se este sistema está funcionando como o esperado. Além disso, a tarefa de monitoramento de desempenho ela é uma tarefa que deve ser feita periodicamente. </text:p>
      <text:p text:style-name="P1"/>
      <text:p text:style-name="P1">No caso da definição de estratégias de backup, considero esta uma tarefa de suma importância, pois ela deve garantir a consistência e a perpetuação dos dados. <text:s/>Como a segurança dos dados no sentido de que não haja perdas desses dados é de suma importância, então, a definição de estratégias de backup acaba sendo de suma importância também.</text:p>
      <text:p text:style-name="P1"/>
      <text:p text:style-name="P1"/>
      <text:p text:style-name="P3">Questão 2:</text:p>
      <text:p text:style-name="P3"/>
      <text:p text:style-name="P4">Em um SGBD há vários arquivos de banco de dados que se correlacionam. Como esses arquivos existem fisicamente é necessário que exista uma organização física dos mesmos. A atividade de reorganização física tem por objetivo otimizar a organização dos <text:s/>arquivos de forma com que se use de maneira mais eficiente os recursos do sistema. Além disso, a reorganização pode permitir um melhor desempenho do banco de dados. </text:p>
      <text:p text:style-name="P4"/>
      <text:p text:style-name="P4">O DBA tem um papel fundamental nisso pois é ele quem deve avaliar as condições de todo o banco de dados e de todo o SGBD para poder realizar uma melhor organização física. O DBA é o responsável pela reorganização física, e portanto, a responsabilidade do sucesso ou do fracasso de uma reorganização física é do DBA.</text:p>
      <text:p text:style-name="P4"/>
      <text:p text:style-name="P4"/>
      <text:p text:style-name="P3">Questão 3:</text:p>
      <text:p text:style-name="P3"/>
      <text:p text:style-name="P4">Como o DBA é o grande responsável por um bom funcionamento de um SGBD é fácil perceber que a má administração feita por um DBA é igualmente responsável pelo mal funcionamento deste mesmo SGBD. Entre as consequências de uma má administração podemos citar um mal desempenho do banco de dados, <text:s/>a perda de dados e a má configuração do SGBD ou do próprio banco de dados.</text:p>
      <text:p text:style-name="P4"/>
      <text:p text:style-name="P3"><text:soft-page-break/>Questão 4:</text:p>
      <text:p text:style-name="P4"/>
      <text:p text:style-name="P4">Inicialmente é necessário ter conhecimentos basilares sobre bancos de dados. Estes conhecimentos basilares em geral são obtidos em cursos de graduação. Após isso, é interessante que o DBA faça especializações na área de banco de dados e procure aprender técnicas mais avançadas. </text:p>
      <text:p text:style-name="P4"/>
      <text:p text:style-name="P4">Além disso, vimos em aula que em geral um DBA é especialista em um determinado SGBD. Por isso, é importante que o futuro DBA estude e conheça profundamente pelo menos um SGBD, o qual ele deverá ter domínio. Para conhecer melhor o SGBD, o futuro DBA pode fazer cursos oferecidos pelas próprias empresas que desenvolvem o SGBD em questão. </text:p>
      <text:p text:style-name="P4"/>
      <text:p text:style-name="P4">Uma vez tendo consolidado seus conhecimentos e dessa forma, tendo conseguido se tornar um DBA, é interessante que o DBA sempre se atualize de acordo com as novas versões do SGBD que ele domi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s </meta:initial-creator>
    <meta:creation-date>2012-03-06T21:16:12</meta:creation-date>
    <dc:date>2012-03-07T10:58:08</dc:date>
    <dc:creator>Lucas </dc:creator>
    <meta:editing-duration>PT1H33S</meta:editing-duration>
    <meta:editing-cycles>5</meta:editing-cycles>
    <meta:generator>LibreOffice/3.4$Linux LibreOffice_project/340m1$Build-402</meta:generator>
    <meta:document-statistic meta:table-count="0" meta:image-count="0" meta:object-count="0" meta:page-count="2" meta:paragraph-count="15" meta:word-count="572" meta:character-count="3396" meta:non-whitespace-character-count="2830"/>
  </office:meta>
</office:document-meta>
</file>